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9cm" fo:min-width="5.158cm"/>
    </style:style>
    <style:style style:name="gr2" style:family="graphic" style:parent-style-name="standard">
      <style:graphic-properties draw:textarea-horizontal-align="justify" draw:textarea-vertical-align="middle" draw:auto-grow-height="false" fo:min-height="2.35cm" fo:min-width="7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2.75cm"/>
    </style:style>
    <style:style style:name="gr5" style:family="graphic" style:parent-style-name="standard">
      <style:graphic-properties draw:textarea-horizontal-align="justify" draw:textarea-vertical-align="middle" draw:auto-grow-height="false" fo:min-height="0.946cm" fo:min-width="3.342cm"/>
    </style:style>
    <style:style style:name="gr6" style:family="graphic" style:parent-style-name="standard">
      <style:graphic-properties draw:textarea-horizontal-align="justify" draw:textarea-vertical-align="middle" draw:auto-grow-height="false" fo:min-height="1.95cm" fo:min-width="5.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946cm" fo:min-width="5.356cm"/>
    </style:style>
    <style:style style:name="gr9" style:family="graphic" style:parent-style-name="standard">
      <style:graphic-properties draw:textarea-horizontal-align="justify" draw:textarea-vertical-align="middle" draw:auto-grow-height="false" fo:min-height="1.45cm" fo:min-width="5cm"/>
    </style:style>
    <style:style style:name="gr10" style:family="graphic" style:parent-style-name="standard">
      <style:graphic-properties draw:textarea-horizontal-align="justify" draw:textarea-vertical-align="middle" draw:auto-grow-height="false" fo:min-height="0.882cm" fo:min-width="4.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8cm" svg:height="2.6cm" svg:x="7.1cm" svg:y="0.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.3cm" svg:height="2.6cm" svg:x="6.3cm" svg:y="9.2cm">
          <text:p text:style-name="P1">suma = 0 </text:p>
          <draw:enhanced-geometry svg:viewBox="0 0 21600 21600" draw:type="rectangle" draw:enhanced-path="M 0 0 L 21600 0 21600 21600 0 21600 0 0 Z N"/>
        </draw:custom-shape>
        <draw:connector draw:style-name="gr3" draw:text-style-name="P2" xml:id="id4" draw:id="id4" draw:layer="layout" svg:x1="11.1cm" svg:y1="3.4cm" svg:x2="11.1cm" svg:y2="3.4cm" draw:start-shape="id1" draw:start-glue-point="8" draw:end-shape="id1" draw:end-glue-point="8" svg:d="M11100 3400z" svg:viewBox="0 0 1 1">
          <text:p/>
        </draw:connector>
        <draw:custom-shape draw:style-name="gr2" draw:text-style-name="P1" xml:id="id3" draw:id="id3" draw:layer="layout" svg:width="8.3cm" svg:height="2.6cm" svg:x="5.8cm" svg:y="12.4cm">
          <text:p text:style-name="P1"><text:s/>i = star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0.45cm" svg:y1="11.8cm" svg:x2="9.95cm" svg:y2="12.4cm" draw:start-shape="id2" draw:end-shape="id3" draw:end-glue-point="0" svg:d="M10450 11800l-500 600" svg:viewBox="0 0 501 601">
          <text:p/>
        </draw:connector>
        <draw:custom-shape draw:style-name="gr4" draw:text-style-name="P1" xml:id="id7" draw:id="id7" draw:layer="layout" svg:width="6.5cm" svg:height="5cm" svg:x="6.4cm" svg:y="15.9cm">
          <text:p text:style-name="P1">i &lt; 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5" draw:id="id5" draw:layer="layout" svg:width="6.1cm" svg:height="1.9cm" svg:x="7.9cm" svg:y="3.9cm">
          <text:p text:style-name="P1">Pobierz star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6" draw:id="id6" draw:layer="layout" svg:width="6.1cm" svg:height="1.9cm" svg:x="7.7cm" svg:y="6.6cm">
          <text:p text:style-name="P1">Pobierz stop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11.1cm" svg:y1="3.4cm" svg:x2="11.713cm" svg:y2="3.9cm" draw:start-shape="id4" draw:start-glue-point="0" draw:end-shape="id5" draw:end-glue-point="4" svg:d="M11100 3400l613 500" svg:viewBox="0 0 614 501">
          <text:p/>
        </draw:connector>
        <draw:connector draw:style-name="gr3" draw:text-style-name="P2" draw:layer="layout" draw:type="line" svg:x1="10.95cm" svg:y1="5.8cm" svg:x2="11.513cm" svg:y2="6.6cm" draw:start-shape="id5" draw:start-glue-point="8" draw:end-shape="id6" draw:end-glue-point="4" svg:d="M10950 5800l563 800" svg:viewBox="0 0 564 801">
          <text:p/>
        </draw:connector>
        <draw:connector draw:style-name="gr3" draw:text-style-name="P2" draw:layer="layout" draw:type="line" svg:x1="9.987cm" svg:y1="8.5cm" svg:x2="10.45cm" svg:y2="9.2cm" draw:start-shape="id6" draw:start-glue-point="7" draw:end-shape="id2" svg:d="M9987 8500l463 700" svg:viewBox="0 0 464 701">
          <text:p/>
        </draw:connector>
        <draw:custom-shape draw:style-name="gr6" draw:text-style-name="P1" xml:id="id8" draw:id="id8" draw:layer="layout" svg:width="6.1cm" svg:height="2.2cm" svg:x="12.1cm" svg:y="21.9cm">
          <text:p text:style-name="P1">suma = suma + i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2.9cm" svg:y1="18.4cm" svg:x2="15.15cm" svg:y2="21.9cm" draw:start-shape="id7" draw:start-glue-point="7" draw:end-shape="id8" svg:d="M12900 18400h2250v3500" svg:viewBox="0 0 2251 3501">
          <text:p text:style-name="P1">TAK</text:p>
        </draw:connector>
        <draw:custom-shape draw:style-name="gr8" draw:text-style-name="P1" xml:id="id9" draw:id="id9" draw:layer="layout" svg:width="9.3cm" svg:height="1.9cm" svg:x="0.3cm" svg:y="23.5cm">
          <text:p text:style-name="P1">drukuj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9.95cm" svg:y1="15cm" svg:x2="9.65cm" svg:y2="15.9cm" draw:start-shape="id3" draw:start-glue-point="2" draw:end-shape="id7" draw:end-glue-point="4" svg:d="M9950 15000l-300 900" svg:viewBox="0 0 301 901">
          <text:p/>
        </draw:connector>
        <draw:connector draw:style-name="gr7" draw:text-style-name="P2" draw:layer="layout" svg:x1="6.4cm" svg:y1="18.4cm" svg:x2="4.95cm" svg:y2="23.5cm" draw:start-shape="id7" draw:start-glue-point="5" draw:end-shape="id9" svg:d="M6400 18400h-1450v5100" svg:viewBox="0 0 1451 5101">
          <text:p text:style-name="P1">NIE</text:p>
        </draw:connector>
        <draw:custom-shape draw:style-name="gr9" draw:text-style-name="P1" xml:id="id10" draw:id="id10" draw:layer="layout" svg:width="5.5cm" svg:height="1.7cm" svg:x="12.7cm" svg:y="25.4cm">
          <text:p text:style-name="P1">i = i + 2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5.15cm" svg:y1="24.1cm" svg:x2="15.45cm" svg:y2="25.4cm" draw:start-shape="id8" draw:end-shape="id10" draw:end-glue-point="0" svg:d="M15150 24100l300 1300" svg:viewBox="0 0 301 1301">
          <text:p/>
        </draw:connector>
        <draw:connector draw:style-name="gr3" draw:text-style-name="P2" draw:layer="layout" svg:x1="18.2cm" svg:y1="26.25cm" svg:x2="9.65cm" svg:y2="15.9cm" draw:start-shape="id10" draw:start-glue-point="1" draw:end-shape="id7" draw:end-glue-point="4" svg:d="M18200 26250h501v-10851h-9051v501" svg:viewBox="0 0 9052 10852">
          <text:p/>
        </draw:connector>
        <draw:custom-shape draw:style-name="gr10" draw:text-style-name="P1" xml:id="id11" draw:id="id11" draw:layer="layout" svg:width="7cm" svg:height="1.6cm" svg:x="1.8cm" svg:y="26.8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4.95cm" svg:y1="25.4cm" svg:x2="5.3cm" svg:y2="26.8cm" draw:start-shape="id9" draw:start-glue-point="8" draw:end-shape="id11" svg:d="M4950 25400l350 1400" svg:viewBox="0 0 35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12:30:00.428675253</meta:creation-date>
    <meta:generator>LibreOffice/6.0.7.3$Linux_X86_64 LibreOffice_project/00m0$Build-3</meta:generator>
    <dc:date>2019-11-14T12:14:43.203078895</dc:date>
    <meta:editing-duration>PT6M12S</meta:editing-duration>
    <meta:editing-cycles>2</meta:editing-cycles>
    <meta:document-statistic meta:object-count="21"/>
  </office:meta>
</office:document-meta>
</file>